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2011771490834232374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5884418978744687855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><text:s text:c="12"/>private Worker worker;</text:p>
      <text:p text:style-name="P9"><text:s text:c="12"/>private AsyncResponseProcessor&lt;Void&gt; runResponseProcessor;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Worker0: finished 5</text:p>
      <text:p text:style-name="P4"><text:soft-page-break/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3M17S</meta:editing-duration>
    <meta:editing-cycles>14</meta:editing-cycles>
    <meta:generator>OpenOffice/4.1.0$Win32 OpenOffice.org_project/410m18$Build-9764</meta:generator>
    <dc:date>2014-12-09T19:21:39.10</dc:date>
    <dc:creator>William  la Forge</dc:creator>
    <meta:document-statistic meta:table-count="0" meta:image-count="0" meta:object-count="0" meta:page-count="7" meta:paragraph-count="324" meta:word-count="1435" meta:character-count="16412"/>
    <meta:user-defined meta:name="Info 1"/>
    <meta:user-defined meta:name="Info 2"/>
    <meta:user-defined meta:name="Info 3"/>
    <meta:user-defined meta:name="Info 4"/>
  </office:meta>
</office:document-meta>
</file>